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helvetica, clea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Text_20_body">
      <style:paragraph-properties style:line-height-at-least="0.316cm" fo:text-align="start" style:justify-single-word="false"/>
      <style:text-properties fo:font-size="15pt" officeooo:paragraph-rsid="000ef4f1" style:font-size-asian="15pt" style:font-size-complex="15pt"/>
    </style:style>
    <style:style style:name="P4" style:family="paragraph" style:parent-style-name="Text_20_body">
      <style:paragraph-properties style:line-height-at-least="0.316cm" fo:text-align="start" style:justify-single-word="false" fo:break-before="page"/>
      <style:text-properties fo:font-size="15pt" officeooo:paragraph-rsid="000ef4f1" style:font-size-asian="15pt" style:font-size-complex="15pt"/>
    </style:style>
    <style:style style:name="T1" style:family="text">
      <style:text-properties style:font-name="arial"/>
    </style:style>
    <style:style style:name="T2" style:family="text">
      <style:text-properties style:font-name-asian="arial"/>
    </style:style>
    <style:style style:name="T3" style:family="text">
      <style:text-properties officeooo:rsid="000ef4f1" style:font-name-asian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台語讀法</text:span><text:span text:style-name="T1">: Ki </text:span><text:span text:style-name="T2">阿 </text:span><text:span text:style-name="T3">Kit-a</text:span><text:line-break/><text:span text:style-name="T2">解釋</text:span><text:span text:style-name="T1">: </text:span><text:span text:style-name="T2">標明土地界址用的木樁。</text:span><text:line-break/><text:line-break/><text:span text:style-name="T2">台語讀法</text:span><text:span text:style-name="T1">: </text:span><text:span text:style-name="T2">希阿</text:span><text:line-break/><text:span text:style-name="T2">解釋</text:span><text:span text:style-name="T1">: </text:span><text:span text:style-name="T2">鑄鐵</text:span><text:span text:style-name="T1">;</text:span><text:span text:style-name="T2">生鐵。</text:span><text:line-break/><text:line-break/><text:span text:style-name="T2">台語讀法</text:span><text:span text:style-name="T1">: </text:span><text:span text:style-name="T2">速僅</text:span><text:line-break/><text:span text:style-name="T2">解釋</text:span><text:span text:style-name="T1">: </text:span><text:span text:style-name="T2">放樣工程。</text:span><text:line-break/><text:line-break/><text:span text:style-name="T2">台語讀法</text:span><text:span text:style-name="T1">: </text:span><text:span text:style-name="T2">膨拱</text:span><text:line-break/><text:span text:style-name="T2">解釋</text:span><text:span text:style-name="T1">: </text:span><text:span text:style-name="T2">因材料膨脹而產生的中空現象。</text:span><text:line-break/><text:line-break/><text:span text:style-name="T2">台語讀法</text:span><text:span text:style-name="T1">: </text:span><text:span text:style-name="T2">麻魯姆</text:span><text:line-break/><text:span text:style-name="T2">英文</text:span><text:span text:style-name="T1">: valve</text:span><text:line-break/><text:span text:style-name="T2">日文</text:span><text:span text:style-name="T1">: </text:span><text:span text:style-name="T2">バルブ </text:span><text:span text:style-name="T1">(bu ru bu)</text:span><text:line-break/><text:span text:style-name="T2">解釋</text:span><text:span text:style-name="T1">: </text:span><text:span text:style-name="T2">閥 </text:span><text:span text:style-name="T1">;</text:span><text:span text:style-name="T2">水管中間的開關。</text:span><text:line-break/><text:line-break/><text:span text:style-name="T2">台語讀法</text:span><text:span text:style-name="T1">: </text:span><text:span text:style-name="T2">天麻</text:span><text:line-break/><text:span text:style-name="T2">日文</text:span><text:span text:style-name="T1">: </text:span><text:span text:style-name="T2">天端 てんば </text:span><text:span text:style-name="T1">(te n ba)</text:span><text:line-break/><text:span text:style-name="T2">解釋</text:span><text:span text:style-name="T1">: </text:span><text:span text:style-name="T2">物體的頂端。</text:span><text:line-break/><text:line-break/><text:span text:style-name="T2">台語讀法</text:span><text:span text:style-name="T1">: </text:span><text:span text:style-name="T2">希利康</text:span><text:line-break/><text:span text:style-name="T2">英文</text:span><text:span text:style-name="T1">: silicone</text:span><text:line-break/><text:span text:style-name="T2">日文</text:span><text:span text:style-name="T1">: </text:span><text:span text:style-name="T2">シリコーン </text:span><text:span text:style-name="T1">(shi ri ko n)</text:span><text:line-break/><text:span text:style-name="T2">解釋</text:span><text:span text:style-name="T1">: </text:span><text:span text:style-name="T2">防水填充材料。</text:span><text:line-break/><text:line-break/><text:span text:style-name="T2">台語讀法</text:span><text:span text:style-name="T1">: </text:span><text:span text:style-name="T2">定尺</text:span><text:line-break/><text:span text:style-name="T2">日文</text:span><text:span text:style-name="T1">: </text:span><text:span text:style-name="T2">定尺</text:span><text:line-break/><text:span text:style-name="T2">解釋</text:span><text:span text:style-name="T1">: </text:span><text:span text:style-name="T2">規定或約定尺寸的建材。</text:span><text:line-break/><text:line-break/><text:span text:style-name="T2">台語讀法</text:span><text:span text:style-name="T1">: </text:span><text:span text:style-name="T2">零夠車</text:span><text:line-break/><text:span text:style-name="T2">日文</text:span><text:span text:style-name="T1">: </text:span><text:span text:style-name="T2">貓車 ねこ車 </text:span><text:span text:style-name="T1">(ne ko ku ru ma)</text:span><text:line-break/><text:span text:style-name="T2">解釋</text:span><text:span text:style-name="T1">: </text:span><text:span text:style-name="T2">在工地小搬運使用的獨輪車。</text:span><text:line-break/><text:span text:style-name="T2">應用造句</text:span><text:span text:style-name="T1">: </text:span><text:span text:style-name="T2">去推一台『零夠車』來將這些磚塊運走。</text:span><text:line-break/><text:line-break/><text:span text:style-name="T2">台語讀法</text:span><text:span text:style-name="T1">: </text:span><text:span text:style-name="T2">落卡達</text:span><text:line-break/><text:span text:style-name="T2">日文</text:span><text:span text:style-name="T1">: </text:span><text:span text:style-name="T2">土方 どかた </text:span><text:span text:style-name="T1">(do ka ta)</text:span><text:line-break/><text:span text:style-name="T2">解釋</text:span><text:span text:style-name="T1">: </text:span><text:span text:style-name="T2">泛指挖土方的工人或包商。</text:span><text:line-break/><text:line-break/></text:p>
      <text:p text:style-name="P4"><text:span text:style-name="T2">台語讀法</text:span><text:span text:style-name="T1">: </text:span><text:span text:style-name="T2">歪阿縮</text:span><text:line-break/><text:span text:style-name="T2">英文</text:span><text:span text:style-name="T1">: wire</text:span><text:line-break/><text:span text:style-name="T2">日文</text:span><text:span text:style-name="T1">: </text:span><text:span text:style-name="T2">ワイア </text:span><text:span text:style-name="T1">(wa i a)</text:span><text:line-break/><text:span text:style-name="T2">解釋</text:span><text:span text:style-name="T1">: </text:span><text:span text:style-name="T2">鋼索。</text:span><text:line-break/><text:line-break/><text:line-break/><text:span text:style-name="T2">台語讀法</text:span><text:span text:style-name="T1">: </text:span><text:span text:style-name="T2">阿縮比</text:span><text:line-break/><text:span text:style-name="T2">英文</text:span><text:span text:style-name="T1">: --</text:span><text:line-break/><text:span text:style-name="T2">日文</text:span><text:span text:style-name="T1">: </text:span><text:span text:style-name="T2">遊び あそび </text:span><text:span text:style-name="T1">(a so bi)</text:span><text:line-break/><text:span text:style-name="T2">解釋</text:span><text:span text:style-name="T1">: </text:span><text:span text:style-name="T2">預留二者之間的間隙。</text:span><text:line-break/><text:line-break/><text:span text:style-name="T2">台語讀法</text:span><text:span text:style-name="T1">: </text:span><text:span text:style-name="T2">赫麥</text:span><text:line-break/><text:span text:style-name="T2">英文</text:span><text:span text:style-name="T1">: square meter</text:span><text:line-break/><text:span text:style-name="T2">日文</text:span><text:span text:style-name="T1">: </text:span><text:span text:style-name="T2">平米 へいべい </text:span><text:span text:style-name="T1">(he i be i)</text:span><text:line-break/><text:span text:style-name="T2">解釋</text:span><text:span text:style-name="T1">: </text:span><text:span text:style-name="T2">平方公尺。</text:span><text:line-break/><text:line-break/><text:span text:style-name="T2">台語讀法</text:span><text:span text:style-name="T1">: </text:span><text:span text:style-name="T2">麻吉</text:span><text:line-break/><text:span text:style-name="T2">解釋</text:span><text:span text:style-name="T1">: </text:span><text:span text:style-name="T2">牆壁水泥粉光的標準標記又稱「標準餅」</text:span><text:span text:style-name="T1">,</text:span><text:span text:style-name="T2">以此標記得知施工時粉光厚度的多寡</text:span><text:span text:style-name="T1">.</text:span><text:line-break/><text:line-break/><text:span text:style-name="T2">台語讀法</text:span><text:span text:style-name="T1">: </text:span><text:span text:style-name="T2">速底</text:span><text:line-break/><text:span text:style-name="T2">解釋</text:span><text:span text:style-name="T1">: </text:span><text:span text:style-name="T2">讓工人能放樣所打設的一層薄混凝土層</text:span><text:line-break/><text:line-break/><text:span text:style-name="T2">台語讀法</text:span><text:span text:style-name="T1">: </text:span><text:span text:style-name="T2">水秤</text:span><text:line-break/><text:span text:style-name="T2">解釋</text:span><text:span text:style-name="T1">: </text:span><text:span text:style-name="T2">水準尺或水準氣泡管。</text:span><text:line-break/><text:line-break/><text:span text:style-name="T2">台語讀法</text:span><text:span text:style-name="T1">: </text:span><text:span text:style-name="T2">厚速</text:span><text:line-break/><text:span text:style-name="T2">英文</text:span><text:span text:style-name="T1">: hose</text:span><text:line-break/><text:span text:style-name="T2">解釋</text:span><text:span text:style-name="T1">: </text:span><text:span text:style-name="T2">塑膠水管</text:span><text:line-break/><text:line-break/><text:span text:style-name="T2">台語讀法</text:span><text:span text:style-name="T1">: </text:span><text:span text:style-name="T2">巴魯</text:span><text:line-break/><text:span text:style-name="T2">英文</text:span><text:span text:style-name="T1">: bar</text:span><text:line-break/><text:span text:style-name="T2">解釋</text:span><text:span text:style-name="T1">: </text:span><text:span text:style-name="T2">拔釘器</text:span><text:line-break/><text:line-break/><text:span text:style-name="T2">台語讀法</text:span><text:span text:style-name="T1">: </text:span><text:span text:style-name="T2">西阿給</text:span><text:line-break/><text:span text:style-name="T2">解釋</text:span><text:span text:style-name="T1">: </text:span><text:span text:style-name="T2">水泥粉光</text:span><text:span text:style-name="T1">(</text:span><text:span text:style-name="T2">日文原意</text:span><text:span text:style-name="T1">:</text:span><text:span text:style-name="T2">完成前的工程</text:span><text:span text:style-name="T1">.)</text:span><text:line-break/><text:line-break/><text:span text:style-name="T2">台語讀法</text:span><text:span text:style-name="T1">: </text:span><text:span text:style-name="T2">斯天雷斯</text:span><text:line-break/><text:span text:style-name="T2">英文</text:span><text:span text:style-name="T1">: stainless</text:span><text:line-break/><text:span text:style-name="T2">解釋</text:span><text:span text:style-name="T1">: </text:span><text:span text:style-name="T2">不銹鋼</text:span><text:line-break/><text:soft-page-break/><text:line-break/><text:span text:style-name="T2">台語讀法</text:span><text:span text:style-name="T1">: </text:span><text:span text:style-name="T2">巴達</text:span><text:line-break/><text:span text:style-name="T2">英文</text:span><text:span text:style-name="T1">: bat</text:span><text:line-break/><text:span text:style-name="T2">解釋</text:span><text:span text:style-name="T1">: </text:span><text:span text:style-name="T2">模板支撐木棍 </text:span><text:line-break/><text:line-break/><text:span text:style-name="T2">台語讀法</text:span><text:span text:style-name="T1">: </text:span><text:span text:style-name="T2">不雷卡</text:span><text:line-break/><text:span text:style-name="T2">英文</text:span><text:span text:style-name="T1">: breaker</text:span><text:line-break/><text:span text:style-name="T2">解釋</text:span><text:span text:style-name="T1">: </text:span><text:span text:style-name="T2">無熔絲斷路器或混凝土破碎鎚</text:span><text:line-break/><text:line-break/><text:span text:style-name="T2">台語讀法</text:span><text:span text:style-name="T1">: </text:span><text:span text:style-name="T2">空不雷沙</text:span><text:line-break/><text:span text:style-name="T2">英文</text:span><text:span text:style-name="T1">: compressor</text:span><text:line-break/><text:span text:style-name="T2">解釋</text:span><text:span text:style-name="T1">: </text:span><text:span text:style-name="T2">空氣壓縮機</text:span><text:line-break/><text:line-break/><text:span text:style-name="T2">台語讀法</text:span><text:span text:style-name="T1">: </text:span><text:span text:style-name="T2">麥機沙</text:span><text:line-break/><text:span text:style-name="T2">英文</text:span><text:span text:style-name="T1">: mixer</text:span><text:line-break/><text:span text:style-name="T2">解釋</text:span><text:span text:style-name="T1">: </text:span><text:span text:style-name="T2">攪拌機</text:span><text:span text:style-name="T1">(</text:span><text:span text:style-name="T2">場拌混凝土機</text:span><text:span text:style-name="T1">)</text:span><text:line-break/><text:line-break/><text:span text:style-name="T2">台語讀法</text:span><text:span text:style-name="T1">: </text:span><text:span text:style-name="T2">摩令估</text:span><text:line-break/><text:span text:style-name="T2">解釋</text:span><text:span text:style-name="T1">: </text:span><text:span text:style-name="T2">鑽掘樁</text:span><text:span text:style-name="T1">.</text:span><text:line-break/><text:line-break/><text:span text:style-name="T2">台語讀法</text:span><text:span text:style-name="T1">: </text:span><text:span text:style-name="T2">夏吧</text:span><text:line-break/><text:span text:style-name="T2">英文</text:span><text:span text:style-name="T1">: shovel</text:span><text:line-break/><text:span text:style-name="T2">解釋</text:span><text:span text:style-name="T1">: </text:span><text:span text:style-name="T2">鏟土車</text:span><text:span text:style-name="T1">.</text:span><text:line-break/><text:line-break/><text:span text:style-name="T2">台語讀法</text:span><text:span text:style-name="T1">: </text:span><text:span text:style-name="T2">速拉不</text:span><text:line-break/><text:span text:style-name="T2">英文</text:span><text:span text:style-name="T1">: slab</text:span><text:line-break/><text:span text:style-name="T2">解釋</text:span><text:span text:style-name="T1">: </text:span><text:span text:style-name="T2">混凝土建築構造</text:span><text:span text:style-name="T1">.</text:span><text:line-break/><text:line-break/><text:span text:style-name="T2">台語讀法</text:span><text:span text:style-name="T1">: </text:span><text:span text:style-name="T2">出盹</text:span><text:line-break/><text:span text:style-name="T2">解釋</text:span><text:span text:style-name="T1">: </text:span><text:span text:style-name="T2">做突出物</text:span><text:span text:style-name="T1">.</text:span><text:line-break/><text:line-break/><text:span text:style-name="T2">台語讀法</text:span><text:span text:style-name="T1">: </text:span><text:span text:style-name="T2">外部</text:span><text:line-break/><text:span text:style-name="T2">解釋</text:span><text:span text:style-name="T1">: </text:span><text:span text:style-name="T2">放樣工人</text:span><text:line-break/><text:line-break/><text:span text:style-name="T2">台語讀法</text:span><text:span text:style-name="T1">: </text:span><text:span text:style-name="T2">布羅庫</text:span><text:line-break/><text:span text:style-name="T2">英文</text:span><text:span text:style-name="T1">: block</text:span><text:line-break/><text:span text:style-name="T2">解釋</text:span><text:span text:style-name="T1">: </text:span><text:span text:style-name="T2">墊鋼筋的小石塊</text:span><text:span text:style-name="T1">;</text:span><text:span text:style-name="T2">有時泛指水泥製品的製造商</text:span><text:span text:style-name="T1">.</text:span><text:line-break/><text:line-break/></text:p>
      <text:p text:style-name="P4"><text:span text:style-name="T2">台語讀法</text:span><text:span text:style-name="T1">: </text:span><text:span text:style-name="T2">阿恩卡</text:span><text:line-break/><text:span text:style-name="T2">英文</text:span><text:span text:style-name="T1">: anchor</text:span><text:line-break/><text:span text:style-name="T2">解釋</text:span><text:span text:style-name="T1">: </text:span><text:span text:style-name="T2">鋼筋錨定長度</text:span><text:line-break/><text:line-break/><text:span text:style-name="T2">台語讀法</text:span><text:span text:style-name="T1">: </text:span><text:span text:style-name="T2">雷魯</text:span><text:line-break/><text:span text:style-name="T2">英文</text:span><text:span text:style-name="T1">: rail</text:span><text:line-break/><text:span text:style-name="T2">解釋</text:span><text:span text:style-name="T1">: </text:span><text:span text:style-name="T2">鋼軌樁</text:span><text:line-break/><text:line-break/><text:span text:style-name="T2">台語讀法</text:span><text:span text:style-name="T1">: </text:span><text:span text:style-name="T2">卡沙</text:span><text:line-break/><text:span text:style-name="T2">解釋</text:span><text:span text:style-name="T1">: </text:span><text:span text:style-name="T2">帽狀裝飾物</text:span><text:line-break/><text:line-break/><text:span text:style-name="T2">台語讀法</text:span><text:span text:style-name="T1">: </text:span><text:span text:style-name="T2">哈利</text:span><text:line-break/><text:span text:style-name="T2">解釋</text:span><text:span text:style-name="T1">: </text:span><text:span text:style-name="T2">樑</text:span><text:line-break/><text:line-break/><text:span text:style-name="T2">台語讀法</text:span><text:span text:style-name="T1">: </text:span><text:span text:style-name="T2">歐多利吧</text:span><text:line-break/><text:span text:style-name="T2">解釋</text:span><text:span text:style-name="T1">: </text:span><text:span text:style-name="T2">樓梯平台</text:span><text:line-break/><text:line-break/><text:span text:style-name="T2">台語讀法</text:span><text:span text:style-name="T1">: </text:span><text:span text:style-name="T2">嘻沙西</text:span><text:line-break/><text:span text:style-name="T2">解釋</text:span><text:span text:style-name="T1">: </text:span><text:span text:style-name="T2">遮陽板</text:span><text:line-break/><text:line-break/><text:span text:style-name="T2">台語讀法</text:span><text:span text:style-name="T1">: </text:span><text:span text:style-name="T2">叩敗</text:span><text:line-break/><text:span text:style-name="T2">解釋</text:span><text:span text:style-name="T1">: </text:span><text:span text:style-name="T2">傾斜坡度</text:span><text:line-break/><text:line-break/><text:span text:style-name="T2">台語讀法</text:span><text:span text:style-name="T1">: </text:span><text:span text:style-name="T2">拉嗎控</text:span><text:line-break/><text:span text:style-name="T2">解釋</text:span><text:span text:style-name="T1">: </text:span><text:span text:style-name="T2">預拌混凝土</text:span></text:p>
      <text:p text:style-name="P2">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helvetica, clea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工地-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5:13:06.975532696</meta:creation-date>
    <dc:date>2018-10-19T15:16:43.839347105</dc:date>
    <meta:editing-duration>PT3M37S</meta:editing-duration>
    <meta:editing-cycles>1</meta:editing-cycles>
    <meta:document-statistic meta:table-count="0" meta:image-count="0" meta:object-count="0" meta:page-count="4" meta:paragraph-count="5" meta:word-count="906" meta:character-count="1311" meta:non-whitespace-character-count="1029"/>
    <meta:generator>LibreOffice/5.1.6.2$Linux_X86_64 LibreOffice_project/10m0$Build-2</meta:generator>
  </office:meta>
</office:document-meta>
</file>